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dcc" officeooo:paragraph-rsid="00090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0:28:28.395673750</meta:creation-date>
    <dc:date>2022-10-24T10:31:09.506989258</dc:date>
    <meta:editing-duration>PT2M4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3.6.2$Linux_X86_64 LibreOffice_project/30$Build-2</meta:generator>
  </office:meta>
</office:document-meta>
</file>